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2in" fo:margin-right="0in" fo:text-indent="-0.25in" style:auto-text-indent="false"/>
    </style:style>
    <style:style style:name="P7" style:family="paragraph" style:parent-style-name="Standard" style:list-style-name="WWNum1">
      <style:paragraph-properties fo:margin-left="2.5in" fo:margin-right="0in" fo:text-indent="-0.25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Week 7 Project</text:span></text:p>
      <text:p text:style-name="P2"/>
      <text:p text:style-name="P1"><text:span text:style-name="T2">Outline</text:span></text:p>
      <text:p text:style-name="P2"/>
      <text:p text:style-name="Standard">A mini full stack project to write, store and retrieve notes in a database.</text:p>
      <text:p text:style-name="Standard"/>
      <text:p text:style-name="P1"><text:span text:style-name="T2">Requirements/Specification</text:span></text:p>
      <text:p text:style-name="P2"/>
      <text:list xml:id="list2029750910" text:style-name="WWNum1">
        <text:list-item>
          <text:p text:style-name="P3"><text:span text:style-name="T3">Testing:</text:span><text:span text:style-name="T4"> API tests will be written BEFORE coding using supertest</text:span></text:p>
        </text:list-item>
        <text:list-item>
          <text:p text:style-name="P3"><text:span text:style-name="T3">Backend:</text:span></text:p>
          <text:list>
            <text:list-item>
              <text:p text:style-name="P4">Uses express, express-validator, sequelize</text:p>
            </text:list-item>
            <text:list-item>
              <text:p text:style-name="P4">Sequelize:</text:p>
              <text:list>
                <text:list-item>
                  <text:p text:style-name="P5">Two models: User and Post</text:p>
                </text:list-item>
                <text:list-item>
                  <text:p text:style-name="P5">User has many Posts, Post belongs to a User</text:p>
                </text:list-item>
                <text:list-item>
                  <text:p text:style-name="P5">User model values with constraints (all must be not null):</text:p>
                  <text:list>
                    <text:list-item>
                      <text:p text:style-name="P6">Username: String, no spaces, alphanumeric, unique</text:p>
                    </text:list-item>
                    <text:list-item>
                      <text:p text:style-name="P6">Password: String, no spaces, alphanumeric, min length: <text:s/>6</text:p>
                    </text:list-item>
                    <text:list-item>
                      <text:p text:style-name="P6">Email: String, must be an email, uniqe</text:p>
                    </text:list-item>
                    <text:list-item>
                      <text:p text:style-name="P6">IsLoggedIn: Boolean</text:p>
                    </text:list-item>
                  </text:list>
                </text:list-item>
                <text:list-item>
                  <text:p text:style-name="P5">Post model values with constraints (all must be not null):</text:p>
                  <text:list>
                    <text:list-item>
                      <text:p text:style-name="P6">Title: String, min length: 3, max length: 25</text:p>
                    </text:list-item>
                    <text:list-item>
                      <text:p text:style-name="P6">Content: String, min length: 10, max length: 250</text:p>
                    </text:list-item>
                    <text:list-item>
                      <text:p text:style-name="P6">isPrivate: Boolean</text:p>
                    </text:list-item>
                  </text:list>
                </text:list-item>
              </text:list>
            </text:list-item>
            <text:list-item>
              <text:p text:style-name="P4">Express:</text:p>
              <text:list>
                <text:list-item>
                  <text:p text:style-name="P5">Two routers: Users and Posts</text:p>
                </text:list-item>
                <text:list-item>
                  <text:p text:style-name="P5"><text:soft-page-break/>Status codes used:</text:p>
                  <text:list>
                    <text:list-item>
                      <text:p text:style-name="P6">200 - OK</text:p>
                    </text:list-item>
                    <text:list-item>
                      <text:p text:style-name="P6">400 - validation failed</text:p>
                    </text:list-item>
                    <text:list-item>
                      <text:p text:style-name="P6">401 - password incorrect</text:p>
                    </text:list-item>
                    <text:list-item>
                      <text:p text:style-name="P6">404 - user or post not found</text:p>
                    </text:list-item>
                    <text:list-item>
                      <text:p text:style-name="P6">500 - DB not working</text:p>
                    </text:list-item>
                  </text:list>
                </text:list-item>
                <text:list-item>
                  <text:p text:style-name="P5"><text:span text:style-name="T4">User router:</text:span></text:p>
                  <text:list>
                    <text:list-item>
                      <text:p text:style-name="P6"><text:span text:style-name="T4">Create</text:span>: <text:span text:style-name="T4">POST</text:span> users/create</text:p>
                      <text:list>
                        <text:list-item>
                          <text:p text:style-name="P7">Body - email, password, username</text:p>
                        </text:list-item>
                        <text:list-item>
                          <text:p text:style-name="P7">If data passes validation, create the user</text:p>
                        </text:list-item>
                        <text:list-item>
                          <text:p text:style-name="P7">If not, return an error</text:p>
                        </text:list-item>
                      </text:list>
                    </text:list-item>
                    <text:list-item>
                      <text:p text:style-name="P6"><text:span text:style-name="T4">Login</text:span>: <text:span text:style-name="T4">POST</text:span> users/login</text:p>
                      <text:list>
                        <text:list-item>
                          <text:p text:style-name="P7">Body - email, password</text:p>
                        </text:list-item>
                        <text:list-item>
                          <text:p text:style-name="P7">Sets isLoggedIn to true and returns the user if email/password correct</text:p>
                        </text:list-item>
                        <text:list-item>
                          <text:p text:style-name="P7">If incorrect, returns an error</text:p>
                        </text:list-item>
                      </text:list>
                    </text:list-item>
                    <text:list-item>
                      <text:p text:style-name="P6"><text:span text:style-name="T4">Logout</text:span>: <text:span text:style-name="T4">POST</text:span> users/logout</text:p>
                      <text:list>
                        <text:list-item>
                          <text:p text:style-name="P7">Body - email, password</text:p>
                        </text:list-item>
                        <text:list-item>
                          <text:p text:style-name="P7">Sets isLoggedIn to false if email/password correct</text:p>
                        </text:list-item>
                        <text:list-item>
                          <text:p text:style-name="P7">If incorrect, returns an error</text:p>
                        </text:list-item>
                      </text:list>
                    </text:list-item>
                    <text:list-item>
                      <text:p text:style-name="P6"><text:span text:style-name="T4">Delete:</text:span> <text:span text:style-name="T4">DELETE</text:span> users/delete</text:p>
                      <text:list>
                        <text:list-item>
                          <text:p text:style-name="P7">Body - email, password, username</text:p>
                        </text:list-item>
                        <text:list-item>
                          <text:p text:style-name="P7">If data matches existing user, delete the user</text:p>
                        </text:list-item>
                        <text:list-item>
                          <text:p text:style-name="P7">If not, return an error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4">Post router:</text:span></text:p>
                  <text:list>
                    <text:list-item>
                      <text:p text:style-name="P6"><text:span text:style-name="T4">Create: POST </text:span>posts/create/:userID</text:p>
                      <text:list>
                        <text:list-item>
                          <text:p text:style-name="P7">Body: title, content, isPrivate</text:p>
                        </text:list-item>
                        <text:list-item>
                          <text:p text:style-name="P7"><text:soft-page-break/>If data passes validation AND userID is an existing user, create the post and associate it with correct user</text:p>
                        </text:list-item>
                        <text:list-item>
                          <text:p text:style-name="P7">Otherwise, return an error</text:p>
                        </text:list-item>
                      </text:list>
                    </text:list-item>
                    <text:list-item>
                      <text:p text:style-name="P6"><text:span text:style-name="T4">Get all public posts: GET </text:span>posts/</text:p>
                      <text:list>
                        <text:list-item>
                          <text:p text:style-name="P7">Return all posts that are not set to private</text:p>
                        </text:list-item>
                      </text:list>
                    </text:list-item>
                    <text:list-item>
                      <text:p text:style-name="P6"><text:span text:style-name="T4">Get all public posts of a user: GET </text:span>posts/:userID</text:p>
                      <text:list>
                        <text:list-item>
                          <text:p text:style-name="P7">If ID matches a user, return all posts that are not set to private</text:p>
                        </text:list-item>
                        <text:list-item>
                          <text:p text:style-name="P7">Else return an error</text:p>
                        </text:list-item>
                      </text:list>
                    </text:list-item>
                    <text:list-item>
                      <text:p text:style-name="P6"><text:span text:style-name="T4">Get all private posts of a particular user: GET </text:span>posts/private/:userID</text:p>
                      <text:list>
                        <text:list-item>
                          <text:p text:style-name="P7">Body: password</text:p>
                        </text:list-item>
                        <text:list-item>
                          <text:p text:style-name="P7">If ID and password match a user, return all private posts of that user</text:p>
                        </text:list-item>
                        <text:list-item>
                          <text:p text:style-name="P7">Else, return an error</text:p>
                        </text:list-item>
                      </text:list>
                    </text:list-item>
                    <text:list-item>
                      <text:p text:style-name="P6"><text:span text:style-name="T4">Update Post: PUT </text:span>posts/:postID</text:p>
                      <text:list>
                        <text:list-item>
                          <text:p text:style-name="P7">Body: userID, password, title, content, isPrivate</text:p>
                        </text:list-item>
                        <text:list-item>
                          <text:p text:style-name="P7">If the ids and password match a post AND title/content/isPrivate pass validation, update post</text:p>
                        </text:list-item>
                        <text:list-item>
                          <text:p text:style-name="P7">Else, return error</text:p>
                        </text:list-item>
                      </text:list>
                    </text:list-item>
                    <text:list-item>
                      <text:p text:style-name="P6"><text:span text:style-name="T4">Delete Post: DELETE </text:span>posts/:postID/</text:p>
                      <text:list>
                        <text:list-item>
                          <text:p text:style-name="P7">Body: userID, password</text:p>
                        </text:list-item>
                        <text:list-item>
                          <text:p text:style-name="P7">If post id, user id and password match a post, delete the post</text:p>
                        </text:list-item>
                        <text:list-item>
                          <text:p text:style-name="P7">Else, return an erro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 fo:font-weight="bold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444" meta:character-count="2380" meta:non-whitespace-character-count="2063"/>
    <meta:generator>LibreOfficeDev/6.0.5.2$Linux_X86_64 LibreOffice_project/</meta:generator>
  </office:meta>
</office:document-meta>
</file>